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://www.cnblogs.com/dong008259/archive/2011/12/08/2281214.html">linux之sort用法</text:a> </text:h>
      <text:section text:style-name="Sect1" text:name="cnblogs_post_body">
        <text:p text:style-name="Text_20_body">sort命令是帮我们依据不同的数据类型进行排序，其语法及常用参数格式：<text:line-break/>　　<text:span text:style-name="T1">sort [-bcfMnrtk][源文件][-o 输出文件]</text:span> <text:line-break/>补充说明：sort可针对文本文件的内容，以行为单位来排序。</text:p>
        <text:p text:style-name="Text_20_body">参　　数：<text:line-break/>  -b   忽略每行前面开始出的空格字符。<text:line-break/>  -c   检查文件是否已经按照顺序排序。<text:line-break/>  -f   排序时，忽略大小写字母。<text:line-break/>  -M   将前面3个字母依照月份的缩写进行排序。<text:line-break/>  -n   依照数值的大小排序。<text:line-break/>  -o&lt;输出文件&gt;   将排序后的结果存入指定的文件。<text:line-break/>  -r   以相反的顺序来排序。<text:line-break/>  -t&lt;分隔字符&gt;   指定排序时所用的栏位分隔字符。<text:line-break/>  -k  选择以哪个区间进行排序。<text:line-break/>  ~~~~~~~~~~~~~~~~~~~~~~~~~~~~~~~~~~</text:p>
        <text:p text:style-name="Text_20_body">下面通过几个例子来讲述Sort的使用。<text:line-break/><text:line-break/>（1）sort将文件的每一行作为一个单位，相互比较，比较原则是从首字符向后，依次按ASCII码值进行比较，最后将他们按升序输出。</text:p>
        <text:p text:style-name="Text_20_body">[rocrocket@rocrocket programming]$ cat seq.txt<text:line-break/>banana<text:line-break/>apple<text:line-break/>pear<text:line-break/>orange<text:line-break/>[rocrocket@rocrocket programming]$ sort seq.txt<text:line-break/>apple<text:line-break/>banana<text:line-break/>orange<text:line-break/>pear</text:p>
        <text:p text:style-name="Text_20_body">用户可以保存排序后的文件内容，或把排序后的文件内容输出至打印机。下例中用户把排序后的文件内容保存到名为result的文件中。<text:line-break/>$ Sort seq.txt &gt; result</text:p>
        <text:p text:style-name="Text_20_body">（2）sort的-u选项</text:p>
        <text:p text:style-name="Text_20_body">它的作用很简单，就是在输出行中去除重复行。</text:p>
        <text:p text:style-name="Text_20_body">[rocrocket@rocrocket programming]$ cat seq.txt<text:line-break/>banana<text:line-break/>apple<text:line-break/>pear<text:line-break/>orange<text:line-break/><text:soft-page-break/>pear<text:line-break/>[rocrocket@rocrocket programming]$ sort seq.txt<text:line-break/>apple<text:line-break/>banana<text:line-break/>orange<text:line-break/>pear<text:line-break/>pear<text:line-break/>[rocrocket@rocrocket programming]$ sort -u seq.txt<text:line-break/>apple<text:line-break/>banana<text:line-break/>orange<text:line-break/>pear</text:p>
        <text:p text:style-name="Text_20_body">pear由于重复被-u选项无情的删除了。</text:p>
        <text:p text:style-name="Text_20_body">（3）sort的-r选项</text:p>
        <text:p text:style-name="Text_20_body">sort默认的排序方式是升序，如果想改成降序，就加个-r就搞定了。</text:p>
        <text:p text:style-name="Text_20_body">[rocrocket@rocrocket programming]$ cat number.txt<text:line-break/>1<text:line-break/>3<text:line-break/>5<text:line-break/>2<text:line-break/>4<text:line-break/>[rocrocket@rocrocket programming]$ sort number.txt<text:line-break/>1<text:line-break/>2<text:line-break/>3<text:line-break/>4<text:line-break/>5<text:line-break/>[rocrocket@rocrocket programming]$ sort -r number.txt<text:line-break/>5<text:line-break/>4<text:line-break/>3<text:line-break/>2<text:line-break/>1<text:line-break/>（5）sort的-o选项</text:p>
        <text:p text:style-name="Text_20_body">由于sort默认是把结果输出到标准输出，所以需要用重定向才能将结果写入文件，形如sort filename &gt; newfile。</text:p>
        <text:p text:style-name="Text_20_body">但是，如果你想把排序结果输出到原文件中，用重定向可就不行了。</text:p>
        <text:p text:style-name="Text_20_body">[rocrocket@rocrocket programming]$ sort -r number.txt &gt; number.txt<text:line-break/>[rocrocket@rocrocket programming]$ cat number.txt<text:line-break/>[rocrocket@rocrocket programming]$<text:line-break/>看，竟然将number清空了。</text:p>
        <text:p text:style-name="Text_20_body"><text:soft-page-break/>就在这个时候，-o选项出现了，它成功的解决了这个问题，让你放心的将结果写入原文件。这或许也是-o比重定向的唯一优势所在。</text:p>
        <text:p text:style-name="Text_20_body">[rocrocket@rocrocket programming]$ cat number.txt<text:line-break/>1<text:line-break/>3<text:line-break/>5<text:line-break/>2<text:line-break/>4<text:line-break/>[rocrocket@rocrocket programming]$ sort -r number.txt -o number.txt<text:line-break/>[rocrocket@rocrocket programming]$ cat number.txt<text:line-break/>5<text:line-break/>4<text:line-break/>3<text:line-break/>2<text:line-break/>1</text:p>
        <text:p text:style-name="Text_20_body">（6） sort的-n选项</text:p>
        <text:p text:style-name="Text_20_body">你有没有遇到过10比2小的情况。我反正遇到过。出现这种情况是由于排序程序将这些数字按字符来排序了，排序程序会先比较1和2，显然1小，所以就将10放在2前面喽。这也是sort的一贯作风。</text:p>
        <text:p text:style-name="Text_20_body">我们如果想改变这种现状，就要使用-n选项，来告诉sort，“要以数值来排序”！</text:p>
        <text:p text:style-name="Text_20_body">[rocrocket@rocrocket programming]$ cat number.txt<text:line-break/>1<text:line-break/>10<text:line-break/>19<text:line-break/>11<text:line-break/>2<text:line-break/>5<text:line-break/>[rocrocket@rocrocket programming]$ sort number.txt<text:line-break/>1<text:line-break/>10<text:line-break/>11<text:line-break/>19<text:line-break/>2<text:line-break/>5<text:line-break/>[rocrocket@rocrocket programming]$ sort -n number.txt<text:line-break/>1<text:line-break/>2<text:line-break/>5<text:line-break/>10<text:line-break/>11<text:line-break/>19</text:p>
        <text:p text:style-name="Text_20_body">（7） sort的-t选项和-k选项</text:p>
        <text:p text:style-name="Text_20_body"><text:soft-page-break/>如果有一个文件的内容是这样：</text:p>
        <text:p text:style-name="Text_20_body">[rocrocket@rocrocket programming]$ cat facebook.txt<text:line-break/>banana:30:5.5<text:line-break/>apple:10:2.5<text:line-break/>pear:90:2.3<text:line-break/>orange:20:3.4</text:p>
        <text:p text:style-name="Text_20_body">这个文件有三列，列与列之间用冒号隔开了，第一列表示水果类型，第二列表示水果数量，第三列表示水果价格。那么我想以水果数量来排序，也就是以第二 列来排序，如何利用sort实现？幸好，sort提供了-t选项，后面可以设定间隔符。指定了间隔符之后，就可以用-k来指定列数了。</text:p>
        <text:p text:style-name="Text_20_body">[rocrocket@rocrocket programming]$ sort -n -k 2 -t ‘:’ facebook.txt<text:line-break/>apple:10:2.5<text:line-break/>orange:20:3.4<text:line-break/>banana:30:5.5<text:line-break/>pear:90:2.3</text:p>
        <text:p text:style-name="Text_20_body">（8） 其他的sort常用选项</text:p>
        <text:p text:style-name="Text_20_body">-f会将小写字母都转换为大写字母来进行比较，亦即忽略大小写</text:p>
        <text:p text:style-name="Text_20_body">-c会检查文件是否已排好序，如果乱序，则输出第一个乱序的行的相关信息，最后返回1</text:p>
        <text:p text:style-name="Text_20_body">-C会检查文件是否已排好序，如果乱序，不输出内容，仅返回1</text:p>
        <text:p text:style-name="Text_20_body">-M会以月份来排序，比如JAN小于FEB等等</text:p>
        <text:p text:style-name="Text_20_body">-b会忽略每一行前面的所有空白部分，从第一个可见字符开始比较。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52:24.462089708</meta:creation-date>
    <dc:date>2016-04-30T21:52:45.242872241</dc:date>
    <meta:editing-duration>P0D</meta:editing-duration>
    <meta:editing-cycles>1</meta:editing-cycles>
    <meta:document-statistic meta:table-count="0" meta:image-count="0" meta:object-count="0" meta:page-count="4" meta:paragraph-count="33" meta:word-count="1179" meta:character-count="2606" meta:non-whitespace-character-count="2371"/>
    <meta:generator>LibreOffice/4.2.8.2$Linux_X86_64 LibreOffice_project/420m0$Build-2</meta:generator>
  </office:meta>
</office:document-meta>
</file>